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UtilsTests.isStax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UtilsTests.isStaxResult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UtilsTests.isStax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UtilsTests.isStaxResultJaxp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UtilsTests.isStaxSourceJaxp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xUtilsTests.isStaxSource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